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8Num2"/>
    <style:style style:name="P4" style:family="paragraph" style:parent-style-name="Standard">
      <style:text-properties style:font-name-asian="TimesNewRoman" style:font-name-complex="TimesNewRoman"/>
    </style:style>
    <style:style style:name="P5" style:family="paragraph" style:parent-style-name="Standard" style:list-style-name="WW8Num2">
      <style:text-properties style:font-name="TimesNewRoman" style:font-name-asian="TimesNewRoman" style:font-name-complex="TimesNewRoman"/>
    </style:style>
    <style:style style:name="P6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style:font-name-asian="TimesNewRoman" style:font-name-complex="TimesNewRoman"/>
    </style:style>
    <style:style style:name="P7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8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9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.9846in" fo:margin-right="0in" fo:text-indent="0.4925in" style:auto-text-indent="false"/>
    </style:style>
    <style:style style:name="P12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13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NewRoman" style:font-weight-asian="bold" style:font-name-complex="TimesNewRoman" style:font-weight-complex="bold"/>
    </style:style>
    <style:style style:name="T5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6" style:family="text">
      <style:text-properties fo:font-size="14pt" style:font-name-asian="TimesNewRoman" style:font-size-asian="14pt" style:font-name-complex="TimesNewRoman" style:font-size-complex="14pt"/>
    </style:style>
    <style:style style:name="T7" style:family="text">
      <style:text-properties style:font-name-asian="TimesNewRoman" style:font-name-complex="TimesNewRoman"/>
    </style:style>
    <style:style style:name="T8" style:family="text">
      <style:text-properties fo:font-style="italic" style:font-name-asian="TimesNewRoman" style:font-style-asian="italic" style:font-name-complex="TimesNewRoman" style:font-style-complex="italic"/>
    </style:style>
    <style:style style:name="T9" style:family="text">
      <style:text-properties style:font-name="TimesNewRoman" style:font-name-asian="TimesNewRoman" style:font-name-complex="TimesNewRoman"/>
    </style:style>
    <style:style style:name="T10" style:family="text">
      <style:text-properties style:font-name="TimesNewRoman" fo:font-weight="bold" style:font-name-asian="TimesNewRoman" style:font-weight-asian="bold" style:font-name-complex="TimesNewRoman" style:font-weight-complex="bold"/>
    </style:style>
    <style:style style:name="T11" style:family="text">
      <style:text-properties style:font-name="TimesNewRoman" fo:font-size="11pt" style:font-name-asian="TimesNewRoman" style:font-size-asian="11pt" style:font-name-complex="TimesNewRoman" style:font-size-complex="11pt"/>
    </style:style>
    <style:style style:name="T12" style:family="text">
      <style:text-properties fo:font-size="12pt" style:font-name-asian="TimesNewRoman" style:font-size-asian="12pt" style:font-name-complex="TimesNewRoman" style:font-size-complex="12pt"/>
    </style:style>
    <style:style style:name="T13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14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5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47590 Aberdeen Drive</text:p>
      <text:p text:style-name="P1">Novi, Michigan 48374</text:p>
      <text:p text:style-name="P10"><text:a xlink:type="simple" xlink:href="https://github.com/bhattarai333" text:style-name="Internet_20_link" text:visited-style-name="Visited_20_Internet_20_Link">https://github.com/bhattarai333</text:a></text:p>
      <text:p text:style-name="P2"/>
      <text:p text:style-name="P2">EDUCATION:<text:tab/></text:p>
      <text:p text:style-name="P11">Bachelor's Degree, Computer Science, May 2019 </text:p>
      <text:p text:style-name="P11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2/4.0<text:tab/>Computer Science GPA: 3.3/4.0</text:span></text:p>
      <text:p text:style-name="P2"/>
      <text:p text:style-name="P11">High School Diploma, May 2015</text:p>
      <text:p text:style-name="Standard"><text:tab/><text:tab/><text:tab/>Northville High School, Northville Michigan</text:p>
      <text:p text:style-name="P2"/>
      <text:p text:style-name="P2">EXPERIENCE:<text:tab/></text:p>
      <text:p text:style-name="P2"><text:span text:style-name="T5"/></text:p>
      <text:p text:style-name="P2"><text:span text:style-name="T6"><text:tab/><text:tab/><text:tab/>Capstone Experience,</text:span><text:span text:style-name="T12"> </text:span><text:span text:style-name="T13">East Lansing, Michigan</text:span></text:p>
      <text:p text:style-name="P2"><text:span text:style-name="T13"><text:tab/><text:tab/><text:tab/></text:span><text:span text:style-name="T14">Herman Miller Material Normalization &amp; Computer Vision, </text:span><text:span text:style-name="T15">August 2018 – December 2018</text:span></text:p>
      <text:list xml:id="list1257121831598022573" text:style-name="WW8Num2">
        <text:list-item>
          <text:p text:style-name="P5">Worked in a group of 5 peers to design, develop, debug and deliver a real product.</text:p>
        </text:list-item>
        <text:list-item>
          <text:p text:style-name="P5">Trained several machine learning models using Amazon SageMaker and TensorFlow.</text:p>
        </text:list-item>
        <text:list-item>
          <text:p text:style-name="P5">Used machine learning to develop API that categorizes all of Herman Miller's fabrics.</text:p>
        </text:list-item>
      </text:list>
      <text:p text:style-name="P2"><text:span text:style-name="T5"/></text:p>
      <text:p text:style-name="P11"><text:span text:style-name="T5">Quicken Loans,</text:span><text:span text:style-name="T6"> </text:span><text:span text:style-name="T7">Detroit, Michigan</text:span></text:p>
      <text:p text:style-name="Standard"><text:span text:style-name="T7"><text:tab/><text:tab/><text:tab/></text:span><text:span text:style-name="T8">Software Development Intern, </text:span><text:span text:style-name="T7">June 2016 – August 2016</text:span></text:p>
      <text:list xml:id="list37226184" text:continue-numbering="true" text:style-name="WW8Num2">
        <text:list-item>
          <text:p text:style-name="P3"><text:span text:style-name="T9">Designed, developed and modified application software to solve diagnostic issues from multiple users.</text:span></text:p>
        </text:list-item>
        <text:list-item>
          <text:p text:style-name="P3"><text:span text:style-name="T9">Created front-end server to display all data.</text:span></text:p>
        </text:list-item>
        <text:list-item>
          <text:p text:style-name="P3"><text:span text:style-name="T9">Developed a server with REST API endpoints to receive data from different sources.</text:span></text:p>
        </text:list-item>
        <text:list-item>
          <text:p text:style-name="P3"><text:span text:style-name="T9">Worked with senior software engineers to familiarize with diagnostic issues.</text:span></text:p>
        </text:list-item>
        <text:list-item>
          <text:p text:style-name="P5">Learned practical skills in many languages such as C++, C#, HTML and JavaScript.</text:p>
        </text:list-item>
        <text:list-item>
          <text:p text:style-name="P5">Divided project into small tasks and completed them independently.</text:p>
        </text:list-item>
      </text:list>
      <text:p text:style-name="P4"><text:tab/></text:p>
      <text:p text:style-name="P7">SKILLS:</text:p>
      <text:list xml:id="list5836884950128698808" text:style-name="WW8Num3">
        <text:list-item>
          <text:p text:style-name="P8">Java - Created Java program which was eventually sold to digital media company.</text:p>
        </text:list-item>
        <text:list-item>
          <text:p text:style-name="P9"><text:span text:style-name="T9">Python – Familiar in creating Python web apps and basic scripts.</text:span></text:p>
        </text:list-item>
        <text:list-item>
          <text:p text:style-name="P9"><text:span text:style-name="T9">JavaScript - Designed website to display information neatly from C# server.</text:span></text:p>
        </text:list-item>
        <text:list-item>
          <text:p text:style-name="P8">C# - Designed <text:s/>WebSocket server to receive and process REST API calls.</text:p>
        </text:list-item>
        <text:list-item>
          <text:p text:style-name="P8">C/C++ - Taken one semester each of college level C and C++ courses.</text:p>
        </text:list-item>
        <text:list-item>
          <text:p text:style-name="P8">Assembly – Basic level of understanding from college courses.</text:p>
        </text:list-item>
      </text:list>
      <text:p text:style-name="P12"/>
      <text:p text:style-name="P7">ACTIVITES &amp; HONORS:</text:p>
      <text:list xml:id="list4845865272677082851" text:style-name="WW8Num4">
        <text:list-item>
          <text:p text:style-name="P6">LEGO Robotics - Medal for “excellent programming”.</text:p>
        </text:list-item>
        <text:list-item>
          <text:p text:style-name="P6">Northville Rowing - Silver medal at Grand Rapids Regatta.</text:p>
        </text:list-item>
        <text:list-item>
          <text:p text:style-name="P13"><text:span text:style-name="T9">Flash Programming - Earned <text:s/>$600 at age of 13 by <text:s/>programming flash gam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8-09-21T17:01:29.96</dc:date>
    <meta:editing-cycles>15</meta:editing-cycles>
    <meta:editing-duration>P3DT2H5M58S</meta:editing-duration>
    <meta:generator>OpenOffice/4.1.5$Win32 OpenOffice.org_project/415m1$Build-9789</meta:generator>
    <meta:document-statistic meta:table-count="0" meta:image-count="0" meta:object-count="0" meta:page-count="1" meta:paragraph-count="39" meta:word-count="306" meta:character-count="2000"/>
  </office:meta>
</office:document-meta>
</file>